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1E6AB8835FD5BBD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46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9.176cm" fo:min-width="22.942cm"/>
    </style:style>
    <style:style style:name="gr3" style:family="graphic" style:parent-style-name="standard">
      <style:graphic-properties draw:stroke="none" draw:fill="none" draw:fill-color="#ffffff" fo:min-height="8.99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5cm" svg:height="15.745cm" svg:x="-0.015cm" svg:y="0cm">
          <draw:image xlink:href="Pictures/10000000000005DC0000043D1E6AB8835FD5BBD5.jpg" xlink:type="simple" xlink:show="embed" xlink:actuate="onLoad">
            <text:p/>
          </draw:image>
        </draw:frame>
        <draw:custom-shape draw:style-name="gr2" draw:text-style-name="P2" draw:layer="layout" svg:width="24.46cm" svg:height="10.444cm" svg:x="1.762cm" svg:y="2.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5.746cm" svg:height="9.241cm" svg:x="1.127cm" svg:y="3.252cm">
          <draw:text-box>
            <text:p text:style-name="P3"><text:span text:style-name="T1">Jesús camina sobre el agua</text:span></text:p>
            <text:p text:style-name="P3"><text:span text:style-name="T2">(Mateo 14.22-36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9:54.172000000</dc:date>
    <meta:editing-duration>PT18M28S</meta:editing-duration>
    <meta:editing-cycles>14</meta:editing-cycles>
    <meta:generator>LibreOffice/5.4.7.2$Windows_X86_64 LibreOffice_project/c838ef25c16710f8838b1faec480ebba495259d0</meta:generator>
    <meta:document-statistic meta:object-count="3"/>
  </office:meta>
</office:document-meta>
</file>